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7593932D6DF070ED.png" manifest:media-type="image/png"/>
  <manifest:file-entry manifest:full-path="Pictures/100000010000078000000438807A2BC273777729.png" manifest:media-type="image/png"/>
  <manifest:file-entry manifest:full-path="Pictures/10000000000007800000043804EE02234C4E3D4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53cm" svg:stroke-linecap="round" draw:fill="bitmap" draw:fill-image-name="msFillBitmap_20_3" style:repeat="stretch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ac3ec1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1" style:family="paragraph">
      <loext:graphic-properties draw:fill="bitmap" draw:fill-image-name="msFillBitmap_20_3" style:repeat="stretch"/>
      <style:paragraph-properties fo:text-align="center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.353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ffffff" loext:opacity="100%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munity capitals theory" draw:style-name="dp1" draw:master-page-name="Title_20_Slide" presentation:presentation-page-layout-name="AL1T0">
        <draw:custom-shape draw:name="Rectangle 88" draw:style-name="gr1" draw:text-style-name="P1" draw:layer="layout" svg:width="33.866cm" svg:height="19.049cm" svg:x="0cm" svg:y="0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2.789cm" svg:height="6.517cm" svg:x="5.538cm" svg:y="3.763cm" presentation:class="title" presentation:user-transformed="true">
          <draw:text-box>
            <text:p text:style-name="P2"><text:span text:style-name="T1">community capitals theory</text:span></text:p>
          </draw:text-box>
        </draw:frame>
        <draw:line draw:name="Straight Connector 90" draw:style-name="gr2" draw:text-style-name="P4" draw:layer="layout" svg:x1="16.237cm" svg:y1="10.583cm" svg:x2="17.628cm" svg:y2="10.584cm">
          <text:p/>
        </draw:line>
        <draw:frame draw:name="Subtitle 2" presentation:style-name="pr2" draw:text-style-name="P6" draw:layer="layout" svg:width="19.993cm" svg:height="3.446cm" svg:x="6.936cm" svg:y="10.946cm" presentation:class="subtitle" presentation:user-transformed="true">
          <draw:text-box>
            <text:p text:style-name="P5"><text:span text:style-name="T2">Mary Emery, Susan Fey, and cornelia flor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pital" draw:style-name="dp3" draw:master-page-name="Title_20_and_20_Content" presentation:presentation-page-layout-name="AL2T11">
        <draw:frame draw:name="Title 1" presentation:style-name="pr4" draw:text-style-name="P9" draw:layer="layout" svg:width="28.142cm" svg:height="4.044cm" svg:x="1.905cm" svg:y="1.693cm" presentation:class="title" presentation:user-transformed="true">
          <draw:text-box>
            <text:p text:style-name="P8"><text:span text:style-name="T3">Capital</text:span></text:p>
          </draw:text-box>
        </draw:frame>
        <draw:frame draw:name="Content Placeholder 2" presentation:style-name="pr5" draw:text-style-name="P11" draw:layer="layout" svg:width="28.142cm" svg:height="10.135cm" svg:x="1.905cm" svg:y="5.95cm" presentation:class="outline" presentation:user-transformed="true">
          <draw:text-box>
            <text:list text:style-name="L3">
              <text:list-item>
                <text:p text:style-name="P10"><text:span text:style-name="T4">Any type of resource, when invested, capable of producing additional resources. </text:span></text:p>
              </text:list-item>
              <text:list-item>
                <text:p text:style-name="P10"><text:span text:style-name="T4">Capitals can be tangible (physical objects) or intangible (norms, values, attitudes like commitment or pride). <text:s/></text:span></text:p>
              </text:list-item>
              <text:list-item>
                <text:p text:style-name="P10"><text:span text:style-name="T4">Capitals can be invested, saved, or exhausted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ven community capitals" draw:style-name="dp3" draw:master-page-name="Title_20_and_20_Content" presentation:presentation-page-layout-name="AL2T11">
        <draw:frame draw:name="Title 1" presentation:style-name="pr4" draw:text-style-name="P9" draw:layer="layout" svg:width="28.142cm" svg:height="4.044cm" svg:x="1.905cm" svg:y="1.693cm" presentation:class="title" presentation:user-transformed="true">
          <draw:text-box>
            <text:p text:style-name="P8"><text:span text:style-name="T3">Seven community capitals</text:span></text:p>
          </draw:text-box>
        </draw:frame>
        <draw:frame draw:name="Content Placeholder 2" presentation:style-name="pr5" draw:text-style-name="P11" draw:layer="layout" svg:width="28.142cm" svg:height="13.23cm" svg:x="1.905cm" svg:y="4.503cm" presentation:class="outline" presentation:user-transformed="true">
          <draw:text-box>
            <text:list text:style-name="L3">
              <text:list-item>
                <text:p text:style-name="P10"><text:span text:style-name="T4">Natural – local resources, amenities, and aesthetics</text:span></text:p>
              </text:list-item>
              <text:list-item>
                <text:p text:style-name="P10"><text:span text:style-name="T4">Cultural – the way people “know the world” and how to act within it</text:span></text:p>
              </text:list-item>
              <text:list-item>
                <text:p text:style-name="P10"><text:span text:style-name="T4">Human – skills and abilities of people as well as their ability to access bodies of knowledge</text:span></text:p>
              </text:list-item>
              <text:list-item>
                <text:p text:style-name="P10"><text:span text:style-name="T4">Social – the connections between people and groups (trust)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Bonding – connections within your own group (group cohesion)</text:span></text:p>
                  </text:list-item>
                  <text:list-item>
                    <text:p text:style-name="P10"><text:span text:style-name="T5">Bridging – ties to other groups and organizations</text:span></text:p>
                  </text:list-item>
                </text:list>
              </text:list-item>
              <text:list-item>
                <text:p text:style-name="P10"><text:span text:style-name="T4">Political – access to power and power brokers</text:span></text:p>
              </text:list-item>
              <text:list-item>
                <text:p text:style-name="P10"><text:span text:style-name="T4">Financial – financial resources </text:span></text:p>
              </text:list-item>
              <text:list-item>
                <text:p text:style-name="P10"><text:span text:style-name="T4">Built – constructed infrastructure within the plac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04EE02234C4E3D47.jpg" xlink:type="simple" xlink:show="embed" xlink:actuate="onLoad"/>
    <draw:fill-image draw:name="msFillBitmap_20_2" draw:display-name="msFillBitmap 2" xlink:href="Pictures/10000000000007800000043804EE02234C4E3D47.jpg" xlink:type="simple" xlink:show="embed" xlink:actuate="onLoad"/>
    <draw:fill-image draw:name="msFillBitmap_20_3" draw:display-name="msFillBitmap 3" xlink:href="Pictures/10000000000007800000043804EE02234C4E3D47.jpg" xlink:type="simple" xlink:show="embed" xlink:actuate="onLoad"/>
    <draw:fill-image draw:name="msFillBitmap_20_4" draw:display-name="msFillBitmap 4" xlink:href="Pictures/10000000000007800000043804EE02234C4E3D4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hanging" style:writing-mode="lr-tb"/>
      <style:text-properties fo:font-size="48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font-size="18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text-transform="uppercase" fo:color="#ffffff" loext:opacity="100%" style:text-line-through-style="none" style:text-line-through-type="none" style:text-position="0% 100%" style:font-name="Calibri Light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text-transform="uppercase" fo:color="#ffffff" loext:opacity="100%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•">
        <style:list-level-properties text:space-before="3.81cm" text:min-label-width="0.476cm"/>
        <style:text-properties fo:font-family="Aria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•">
        <style:list-level-properties text:space-before="3.81cm" text:min-label-width="0.476cm"/>
        <style:text-properties fo:font-family="Arial" fo:color="#ffffff" fo:font-size="100%"/>
      </text:list-level-style-bullet>
      <text:list-level-style-bullet text:level="5" text:bullet-char="•">
        <style:list-level-properties text:space-before="5.08cm" text:min-label-width="0.476cm"/>
        <style:text-properties fo:font-family="Aria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857cm" svg:height="19.044cm" svg:x="0cm" svg:y="0cm">
        <draw:image xlink:href="Pictures/100000010000078000000438807A2BC273777729.png" xlink:type="simple" xlink:show="embed" xlink:actuate="onLoad" draw:mime-type="image/png">
          <text:p/>
        </draw:image>
        <svg:desc>Celestia-R1---OverlayTitleHD.png</svg:desc>
      </draw:frame>
      <draw:frame draw:name="Title 1" presentation:style-name="Mpr1" draw:text-style-name="MP7" draw:layer="backgroundobjects" svg:width="19.993cm" svg:height="6.725cm" svg:x="11.007cm" svg:y="5.456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Date Placeholder 3" presentation:style-name="Mpr2" draw:text-style-name="MP9" draw:layer="backgroundobjects" svg:width="4.444cm" svg:height="1.049cm" svg:x="24.813cm" svg:y="16.307cm" presentation:class="date-time" presentation:user-transformed="true">
        <draw:text-box>
          <text:p text:style-name="MP8"><text:span text:style-name="MT2"><text:date style:data-style-name="D4" text:date-value="2022-01-22">01/22/2022</text:date></text:span></text:p>
        </draw:text-box>
      </draw:frame>
      <draw:frame draw:name="Footer Placeholder 4" presentation:style-name="Mpr2" draw:text-style-name="MP9" draw:layer="backgroundobjects" svg:width="13.593cm" svg:height="1.049cm" svg:x="11.007cm" svg:y="16.30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53cm" svg:height="1.049cm" svg:x="29.469cm" svg:y="16.30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5" draw:layer="backgroundobjects" svg:width="33.857cm" svg:height="19.044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5" draw:text-style-name="MP11" draw:layer="backgroundobjects" svg:width="28.142cm" svg:height="4.044cm" svg:x="1.905cm" svg:y="1.693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3" draw:layer="backgroundobjects" svg:width="28.142cm" svg:height="10.135cm" svg:x="1.905cm" svg:y="5.95cm" presentation:class="outline" presentation:user-transformed="true">
        <draw:text-box>
          <text:list text:style-name="ML5">
            <text:list-item>
              <text:p text:style-name="MP12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4.444cm" svg:height="1.049cm" svg:x="23.86cm" svg:y="16.307cm" presentation:class="date-time" presentation:user-transformed="true">
        <draw:text-box>
          <text:p text:style-name="MP8"><text:span text:style-name="MT2"><text:date style:data-style-name="D4" text:date-value="2022-01-22">01/22/2022</text:date></text:span></text:p>
        </draw:text-box>
      </draw:frame>
      <draw:frame draw:name="Footer Placeholder 4" presentation:style-name="Mpr7" draw:text-style-name="MP9" draw:layer="backgroundobjects" svg:width="21.742cm" svg:height="1.049cm" svg:x="1.905cm" svg:y="16.30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53cm" svg:height="1.049cm" svg:x="28.517cm" svg:y="16.30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1</meta:editing-cycles>
    <meta:creation-date>2021-02-08T03:44:06</meta:creation-date>
    <dc:date>2021-02-08T04:34:37</dc:date>
    <meta:editing-duration>P0D</meta:editing-duration>
    <meta:generator>LibreOffice/7.2.5.2$Linux_X86_64 LibreOffice_project/20$Build-2</meta:generator>
    <meta:document-statistic meta:object-count="48"/>
    <meta:user-defined meta:name="AppVersion">16.0000</meta:user-defined>
    <meta:user-defined meta:name="ContentTypeId">0x01010079F111ED35F8CC479449609E8A0923A6</meta:user-defined>
    <meta:user-defined meta:name="PresentationFormat">Widescreen</meta:user-defined>
    <meta:user-defined meta:name="Slides" meta:value-type="float">3</meta:user-defined>
    <meta:template xlink:type="simple" xlink:actuate="onRequest" xlink:title="Celestial design" xlink:href=""/>
  </office:meta>
</office:document-meta>
</file>